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DejaVu Sans Mono"/>
    </style:style>
    <style:style style:name="P2" style:family="paragraph" style:parent-style-name="Text_20_body">
      <style:text-properties style:font-name="DejaVu Sans Mono" fo:font-weight="bold" officeooo:paragraph-rsid="00131e7b" style:font-weight-asian="bold" style:font-weight-complex="bold"/>
    </style:style>
    <style:style style:name="P3" style:family="paragraph" style:parent-style-name="Text_20_body">
      <style:text-properties style:font-name="DejaVu Sans Mono" fo:font-weight="bold" officeooo:paragraph-rsid="0013ee45" style:font-weight-asian="bold" style:font-weight-complex="bold"/>
    </style:style>
    <style:style style:name="P4" style:family="paragraph" style:parent-style-name="Text_20_body">
      <style:text-properties style:font-name="DejaVu Sans Mono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text-properties style:font-name="DejaVu Sans Mono" style:text-underline-style="solid" style:text-underline-width="auto" style:text-underline-color="font-color" fo:font-weight="bold" officeooo:paragraph-rsid="0011e295" style:font-weight-asian="bold" style:font-weight-complex="bold"/>
    </style:style>
    <style:style style:name="P6" style:family="paragraph" style:parent-style-name="Text_20_body">
      <style:text-properties style:font-name="DejaVu Sans Mono" officeooo:paragraph-rsid="0013ee45"/>
    </style:style>
    <style:style style:name="P7" style:family="paragraph" style:parent-style-name="Text_20_body">
      <style:text-properties style:font-name="DejaVu Sans Mono" officeooo:paragraph-rsid="00151a82"/>
    </style:style>
    <style:style style:name="P8" style:family="paragraph" style:parent-style-name="Text_20_body">
      <style:text-properties style:font-name="DejaVu Sans Mono" officeooo:rsid="00151a82" officeooo:paragraph-rsid="00151a82"/>
    </style:style>
    <style:style style:name="P9" style:family="paragraph" style:parent-style-name="Text_20_body">
      <style:text-properties style:font-name="DejaVu Sans Mono" officeooo:paragraph-rsid="0015a4ae"/>
    </style:style>
    <style:style style:name="P10" style:family="paragraph" style:parent-style-name="Text_20_body">
      <style:text-properties style:font-name="DejaVu Sans Mono" officeooo:rsid="00190fec" officeooo:paragraph-rsid="00190fec"/>
    </style:style>
    <style:style style:name="P11" style:family="paragraph" style:parent-style-name="Text_20_body">
      <style:text-properties style:font-name="DejaVu Sans Mono" officeooo:paragraph-rsid="001d4fd7"/>
    </style:style>
    <style:style style:name="P12" style:family="paragraph" style:parent-style-name="Text_20_body">
      <style:text-properties style:font-name="DejaVu Sans Mono" officeooo:paragraph-rsid="0023e524"/>
    </style:style>
    <style:style style:name="T1" style:family="text">
      <style:text-properties officeooo:rsid="0011e295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31e7b"/>
    </style:style>
    <style:style style:name="T4" style:family="text">
      <style:text-properties style:text-underline-style="solid" style:text-underline-width="auto" style:text-underline-color="font-color" officeooo:rsid="0013ee45"/>
    </style:style>
    <style:style style:name="T5" style:family="text">
      <style:text-properties officeooo:rsid="00151a82"/>
    </style:style>
    <style:style style:name="T6" style:family="text">
      <style:text-properties officeooo:rsid="0015a4ae"/>
    </style:style>
    <style:style style:name="T7" style:family="text">
      <style:text-properties officeooo:rsid="001af0ff"/>
    </style:style>
    <style:style style:name="T8" style:family="text">
      <style:text-properties officeooo:rsid="001ccf33"/>
    </style:style>
    <style:style style:name="T9" style:family="text">
      <style:text-properties officeooo:rsid="001d4fd7"/>
    </style:style>
    <style:style style:name="T10" style:family="text">
      <style:text-properties officeooo:rsid="001e2eb5"/>
    </style:style>
    <style:style style:name="T11" style:family="text">
      <style:text-properties officeooo:rsid="00210165"/>
    </style:style>
    <style:style style:name="T12" style:family="text">
      <style:text-properties officeooo:rsid="002118fd"/>
    </style:style>
    <style:style style:name="T13" style:family="text">
      <style:text-properties officeooo:rsid="00225106"/>
    </style:style>
    <style:style style:name="T14" style:family="text">
      <style:text-properties officeooo:rsid="0023e5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xercice 1 :</text:p>
      <text:p text:style-name="P9">Écrivez une classe <text:span text:style-name="T7">city</text:span> représentant une ville. </text:p>
      <text:p text:style-name="P9">Elle doit avoir les propriétés <text:span text:style-name="T7">suivantes </text:span>:</text:p>
      <text:p text:style-name="P9">-nom</text:p>
      <text:p text:style-name="P9">-département</text:p>
      <text:p text:style-name="P9"><text:span text:style-name="T6">U</text:span>ne méthode <text:span text:style-name="T8">showLocation() </text:span>affichant « la ville X est dans le département Y ».</text:p>
      <text:p text:style-name="P9">Créez des objets ville, affectez leurs propriétés, et utilisez la méthode d’affichage. </text:p>
      <text:p text:style-name="P1"/>
      <text:p text:style-name="P5">Exercice <text:span text:style-name="T1">2</text:span> :</text:p>
      <text:p text:style-name="P11">Modifiez la classe précédente en la dotant d’un constructeur.<text:line-break/>Réalisez les mêmes opérations de création d’objets et d’affichage.</text:p>
      <text:p text:style-name="P11"><text:span text:style-name="T9">Pour aller plus loin, essayez également d’intégrer un hydrateur et ainsi de passer un tableau associatif à votre constructeur.</text:span> </text:p>
      <text:p text:style-name="P1"/>
      <text:p text:style-name="P2"><text:span text:style-name="T2">Exercice </text:span><text:span text:style-name="T3">3</text:span><text:span text:style-name="T2"> :</text:span></text:p>
      <text:p text:style-name="P7">Créez une classe représentant une personne. Elle doit avoir les propriétés nom,prénom et adresse, ainsi qu’un constructeur et un destructeur. </text:p>
      <text:p text:style-name="P7">Une méthode get<text:span text:style-name="T10">Coord</text:span>() doit retourner les coordonnées complètes de la personne. </text:p>
      <text:p text:style-name="P7">Créez <text:s/>des objets personne, et utilisez l’ensemble des méthodes.</text:p>
      <text:p text:style-name="P7"/>
      <text:p text:style-name="P3"><text:span text:style-name="T2">Exercice </text:span><text:span text:style-name="T4">4</text:span><text:span text:style-name="T2"> :</text:span></text:p>
      <text:p text:style-name="P12">Créez une classe nommée form représentant un formulaire HTML. Le constructeur doit créer le code d’en-tête du formulaire en utilisant les éléments &lt;form&gt; et &lt;fieldset&gt;. </text:p>
      <text:p text:style-name="P8">Le code du formulaire sera stocké dans l’un des attribut<text:span text:style-name="T13">s</text:span> de l’objet</text:p>
      <text:p text:style-name="P7">Une méthode set<text:span text:style-name="T5">T</text:span>ext() doit permettre d’ajouter <text:span text:style-name="T14">un input de type texte</text:span>.</text:p>
      <text:p text:style-name="P7">Une méthode set<text:span text:style-name="T5">S</text:span>ubmit() doit permettre d’ajouter un bouton d’envoi <text:span text:style-name="T14">et de fermer le fieldset et le formulaire</text:span>. Les paramètres de ces <text:soft-page-break/>méthodes doivent correspondre aux attributs des éléments HTML correspondants. </text:p>
      <text:p text:style-name="P7">La méthode <text:span text:style-name="T12">showForm</text:span>() doit <text:span text:style-name="T12">afficher</text:span> tout l<text:span text:style-name="T12">e for</text:span>mulaire <text:span text:style-name="T12">HTML sur une page</text:span>. </text:p>
      <text:p text:style-name="P7">Créez des objets form, et ajoutez-y deux zones de texte et un bouton d’envoi. Testez l’affichage obtenu. </text:p>
      <text:p text:style-name="P6"><text:s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1T15:21:30.686030204</dc:date>
    <meta:editing-duration>PT3H22M23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2" meta:paragraph-count="22" meta:word-count="238" meta:character-count="1557" meta:non-whitespace-character-count="1329"/>
  </office:meta>
</office:document-meta>
</file>